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4.4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9.7457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hange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Done</text:p>
          </table:table-cell>
          <table:table-cell table:style-name="ce2" office:value-type="string" calcext:value-type="string">
            <text:p>Change</text:p>
          </table:table-cell>
          <table:table-cell table:style-name="ce1"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WindowState() / ClearWindowState() -&gt; New flags added!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WindowFocused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WindowScaleDPI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MonitorRefreshRate() (#1289) by @Shyli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CursorOnScreen() (#1262) by @ChrisDil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MouseCursor() and GetMouseCursor() for standard Desktop cursors (#1407) by @chan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REMOVED: struct RenderTexture2D: depthTexture variable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HideWindow() / Unhid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DecorateWindow() / Undecorat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NAMED: GetExtension() to GetFileExtension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everal structs to reduce size and pad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truct Texture maps to Texture2D and TextureCubema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ToggleFullscreen() (#1287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InitWindow(), support empty title for window (#1323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RPI: Mouse movements are bound to the screen resolution (#1392) (#1410) by @kernelkinet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GetPrevDirectoryPath() fixes on Unix-like systems (#1246) by @ivan-c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PLACED: rgif.h by msf_gif.h for automatic gif recor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MouseWheelMove() to return float movement for precise scrolling (#1397) by @Doy-le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KeyPressed(), and added GetCharPressed() (#1336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UWP rework with improvements (#1231)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Gamepad axis bug fixes and improvement (#1228) by @mmaleco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Updated joystick mappings with latest version of gamecontrollerdb (#1381) by @coderoth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Corrected issue with OpenGL 1.1 suppo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DrawMeshInstanced()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CheckErrors (#1321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BLEND_SET blending mode (#1251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SetLineWidth(), rlGetLineWidth(), rlEnableSmoothLines(), rlDisableSmoothLines() (#1457) by @JeffM250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NAMED: rlUnproject() to Vector3Unproject() [raymath]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eplace rlglDraw() calls by DrawRenderBatch() internal call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TextureCubemap(), use rlgl functionality on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FramebufferAttach() to support texture lay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DrawCube() and GenDrawQua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Issues with vertex batch overflow (#12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UpdateTexture(), issue with offse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DESIGNED: GenTexture*() to use the new fbo API (#721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Normalize() and Remap() functions (#1247) by @NoorWachi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Reflect() (#1400) by @daniel-junior-dub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LengthSqr() and Vector3LengthSqr() (#1248) by @ThePituLege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MoveTowards() function (#1233) by @anatagaw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Some functions consistency (#1197) by @Not-Ni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QuaternionFromVector3ToVector3() (#1263) by @jvocaturo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MatrixLookAt(), optimized (#1442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shapes] ADDED: CheckCollisionLines(), by @Elkant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void [textures] functions dependenc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Config flag: SUPPORT_TEXT_MANIPUL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LoadFontFromMemory() (TTF only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UnloadFontData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NAMED: FormatText() -&gt; TextFormat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Font struct, added charsPadding (#14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Join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Replace() (#117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LoadBMFont() to load data from memory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GenImageFontAtlas(), fixed offset (#1171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reviewed input paramet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efault(), some code simplificat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FromImage(), avoid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avoid GenImageColor(), ImageForma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BMFont(), avoid ImageCopy(), ImageFormat(), ImageAlphaMask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Move Color functions from [core] to [textures] modu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ColorAlphaBlen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G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S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Anim() to load animated sequence of imag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DrawTextureTiled() (#1291) -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pdateTextureRec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nloadImageColors(), UnloadImagePalette(), Un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Config flag: SUPPORT_IMAGE_DRAWING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Pro(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MOVED: GetImageDataNormalized(), not exposed in the API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ImageExtractPalette() to Get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Fade() to ColorAlpha(), added #define for compatibil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ImageData() -&gt; LoadImageColors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NAMED: GetImagePalette() -&gt; Load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WaveData() -&gt; 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PixelDataSize() to consider compressed data proper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TextureData(), allow retrieving 32bit float dat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Text*() params ord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support tint col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integers-version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consider negative source offset properly (#128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optimizations test (#121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ResizeCanvas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Premultiply(),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lear(), minor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, renamed parame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Crop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Horizont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Vertic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Canvas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Pixel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Lin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rom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AlphaClear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ExportImageAsCode() to use memory buffer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ColorFromHSV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DrawTriangle3D() and DrawTriangleStrip3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UnloadModelKeepMeshes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Model(), avoid loading texcoords and normals from model if not exist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added comments and simplifi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fixed generated normals (#1244) by @GoldenThumb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Poly(), fixed buffer overflow (#1269) by @frithrah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OBJ(): Allow for multiple materials in obj files (#1408)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IQM() materials loading (#1227) by @sikor66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GLTF() to read from memory buff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UpdateMesh(), fix extra memory allocated when updating color buffer (#1271) by @4y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MeshNormalsSmooth() (#1317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DrawGrid() (#141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ExportMesh() to use memory buffer (#1232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LoadIQM() and LoadModelAnimations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ADDED: LoadWav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MOVED: SetMusicLoopCoun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veral functions, sampleCount vs frameCount (#14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aveWAV() to use memory write insted of fi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LoadMusicStream(), support WAV music streaming (#119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upport multiple WAV sampleSize for MusicStream (#1340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tAudioBufferPitch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Audio looping syste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LoadSound(): Use memory loading (WAV, OGG, MP3, FLAC) (#131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ExportWaveAsCode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MemAlloc() / MemFree() (#144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UnloadFileData() / UnloadFileTex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VIEWED: android_fopen() to support SDCard acces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DESIGNED: SaveFile*() functions to expose file access results (#142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mem] REVIEWED: MemPool and other allocators optimization (#1211) by @assyriani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window_fla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quat_conversion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blend_modes (#1261) by @accidentalrebe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draw_tiled (#1291) by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hot_reloading (#119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rlgl_mesh_instanced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multi_sampler2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others/embedded_files_loa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raw_data (#1286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sprite_explosion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particles_blending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image_processing, support mous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models/models_skybox to work on OpenGL ES 2.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audio/resources, use open licens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others/raudio_standalone.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ADDED: New config.h configuration options exposing multiple #define valu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NGLE VS2017 template projec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VIEWED: All MSVC compile warnin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Makefile for web (#1332) by @rfaile313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build pipelines to use latest emscripten and Android ND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emscriptem build script to generate .a on WebAssemb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for Linux, supporting ANDROID_NDK at compile time by @branlix300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Code project template task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2017.UWP project template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pipeline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ppVeyor and Travis CI build system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oved raysan5/raylib/games to independent repo: raysan5/raylib-games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Replaced several examples resources with more open licensed alternativ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BINDINGS.md with NEW bindings and added raylib version binding!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all external libraries to latest vers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ultiple code improvements and small fixes</text:p>
          </table:table-cell>
          <table:table-cell table:number-columns-repeated="62"/>
        </table:table-row>
        <table:table-row table:style-name="ro1">
          <table:table-cell/>
          <table:table-cell table:style-name="ce4"/>
          <table:table-cell table:number-columns-repeated="62"/>
        </table:table-row>
      </table:table>
      <table:table table:name="Function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<text:s text:c="4"/>// Window-related function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InitWindow(int width, int height, const char *title); <text:s text:c="13"/>// Initialize window and OpenGL contex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bool WindowShouldClose(void); <text:s text:c="42"/>// Check if KEY_ESCAPE pressed or Close icon press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CloseWindow(void); <text:s text:c="48"/>// Close window and unload OpenGL contex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bool IsWindowReady(void); <text:s text:c="46"/>// Check if window has been initialized successfull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bool IsWindowFullscreen(void); <text:s text:c="41"/>// Check if window is currently fullscree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bool IsWindowHidden(void); <text:s text:c="45"/>// Check if window is currently hidden (only PLATFORM_DESKTOP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bool IsWindowMinimized(void); <text:s text:c="42"/>// Check if window is currently minimized (only PLATFORM_DESKTOP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bool IsWindowMaximized(void); <text:s text:c="42"/>// Check if window is currently maximized (only PLATFORM_DESKTOP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bool IsWindowFocused(void); <text:s text:c="44"/>// Check if window is currently focused (only PLATFORM_DESKTOP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bool IsWindowResized(void); <text:s text:c="44"/>// Check if window has been resized last fram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bool IsWindowState(unsigned int flag); <text:s text:c="33"/>// Check if one specific window flag is enabl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SetWindowState(unsigned int flags); <text:s text:c="31"/>// Set window configuration state using flag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ClearWindowState(unsigned int flags); <text:s text:c="29"/>// Clear window configuration state flag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ToggleFullscreen(void); <text:s text:c="43"/>// Toggle window state: fullscreen/windowed (only PLATFORM_DESKTOP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MaximizeWindow(void); <text:s text:c="45"/>// Set window state: maximized, if resizable (only PLATFORM_DESKTOP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MinimizeWindow(void); <text:s text:c="45"/>// Set window state: minimized, if resizable (only PLATFORM_DESKTOP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RestoreWindow(void); <text:s text:c="46"/>// Set window state: not minimized/maximized (only PLATFORM_DESKTOP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SetWindowIcon(Image image); <text:s text:c="39"/>// Set icon for window (only PLATFORM_DESKTOP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SetWindowTitle(const char *title); <text:s text:c="32"/>// Set title for window (only PLATFORM_DESKTOP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SetWindowPosition(int x, int y); <text:s text:c="34"/>// Set window position on screen (only PLATFORM_DESKTOP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SetWindowMonitor(int monitor); <text:s text:c="36"/>// Set monitor for the current window (fullscreen mode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SetWindowMinSize(int width, int height); <text:s text:c="26"/>// Set window minimum dimensions (for FLAG_WINDOW_RESIZABLE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SetWindowSize(int width, int height); <text:s text:c="29"/>// Set window dimensions</text:p>
          </table:table-cell>
        </table:table-row>
        <table:table-row table:style-name="ro1">
          <table:table-cell/>
          <table:table-cell office:value-type="string" calcext:value-type="string">
            <text:p><text:s text:c="4"/>void *GetWindowHandle(void); <text:s text:c="43"/>// Get native window handl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int GetScreenWidth(void); <text:s text:c="46"/>// Get current screen width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int GetScreenHeight(void); <text:s text:c="45"/>// Get current screen heigh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int GetMonitorCount(void); <text:s text:c="45"/>// Get number of connected monito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ector2 GetMonitorPosition(int monitor); <text:s text:c="31"/>// Get specified monitor posi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int GetMonitorWidth(int monitor); <text:s text:c="38"/>// Get specified monitor width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int GetMonitorHeight(int monitor); <text:s text:c="37"/>// Get specified monitor heigh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int GetMonitorPhysicalWidth(int monitor); <text:s text:c="30"/>// Get specified monitor physical width in millimetr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int GetMonitorPhysicalHeight(int monitor); <text:s text:c="29"/>// Get specified monitor physical height in millimetr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int GetMonitorRefreshRate(int monitor); <text:s text:c="32"/>// Get specified monitor refresh r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ector2 GetWindowPosition(void); <text:s text:c="39"/>// Get window position XY on monit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ector2 GetWindowScaleDPI(void); <text:s text:c="39"/>// Get window scale DPI fact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const char *GetMonitorName(int monitor); <text:s text:c="31"/>// Get the human-readable, UTF-8 encoded name of the primary monit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SetClipboardText(const char *text); <text:s text:c="31"/>// Set clipboard text conten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const char *GetClipboardText(void); <text:s text:c="36"/>// Get clipboard text content</text:p>
          </table:table-cell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</table:table-row>
        <table:table-row table:style-name="ro1">
          <table:table-cell/>
          <table:table-cell office:value-type="string" calcext:value-type="string">
            <text:p><text:s text:c="4"/>// Cursor-related functions <text:s text:c="8"/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ShowCursor(void); <text:s text:c="49"/>// Shows curs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HideCursor(void); <text:s text:c="49"/>// Hides curs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bool IsCursorHidden(void); <text:s text:c="45"/>// Check if cursor is not visibl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EnableCursor(void); <text:s text:c="47"/>// Enables cursor (unlock cursor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void DisableCursor(void); <text:s text:c="46"/>// Disables cursor (lock cursor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 text:c="4"/>bool IsCursorOnScreen(void); <text:s text:c="43"/>// Check if cursor is on the current screen.</text:p>
          </table:table-cell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</table:table-row>
        <table:table-row table:style-name="ro1">
          <table:table-cell/>
          <table:table-cell office:value-type="string" calcext:value-type="string">
            <text:p><text:s text:c="4"/>// Drawing-related functions <text:s text:c="11"/></text:p>
          </table:table-cell>
        </table:table-row>
        <table:table-row table:style-name="ro1">
          <table:table-cell/>
          <table:table-cell office:value-type="string" calcext:value-type="string">
            <text:p><text:s text:c="4"/>void ClearBackground(Color color); <text:s text:c="37"/>// Set background color (framebuffer clear color)</text:p>
          </table:table-cell>
        </table:table-row>
        <table:table-row table:style-name="ro1">
          <table:table-cell/>
          <table:table-cell office:value-type="string" calcext:value-type="string">
            <text:p><text:s text:c="4"/>void BeginDrawing(void); <text:s text:c="47"/>// Setup canvas (framebuffer) to start drawing</text:p>
          </table:table-cell>
        </table:table-row>
        <table:table-row table:style-name="ro1">
          <table:table-cell/>
          <table:table-cell office:value-type="string" calcext:value-type="string">
            <text:p><text:s text:c="4"/>void EndDrawing(void); <text:s text:c="49"/>// End canvas drawing and swap buffers (double buffering)</text:p>
          </table:table-cell>
        </table:table-row>
        <table:table-row table:style-name="ro1">
          <table:table-cell/>
          <table:table-cell office:value-type="string" calcext:value-type="string">
            <text:p><text:s text:c="4"/>void BeginMode2D(Camera2D camera); <text:s text:c="37"/>// Initialize 2D mode with custom camera (2D)</text:p>
          </table:table-cell>
        </table:table-row>
        <table:table-row table:style-name="ro1">
          <table:table-cell/>
          <table:table-cell office:value-type="string" calcext:value-type="string">
            <text:p><text:s text:c="4"/>void EndMode2D(void); <text:s text:c="50"/>// Ends 2D mode with custom camera</text:p>
          </table:table-cell>
        </table:table-row>
        <table:table-row table:style-name="ro1">
          <table:table-cell/>
          <table:table-cell office:value-type="string" calcext:value-type="string">
            <text:p><text:s text:c="4"/>void BeginMode3D(Camera3D camera); <text:s text:c="37"/>// Initializes 3D mode with custom camera (3D)</text:p>
          </table:table-cell>
        </table:table-row>
        <table:table-row table:style-name="ro1">
          <table:table-cell/>
          <table:table-cell office:value-type="string" calcext:value-type="string">
            <text:p><text:s text:c="4"/>void EndMode3D(void); <text:s text:c="50"/>// Ends 3D mode and returns to default 2D orthographic mode</text:p>
          </table:table-cell>
        </table:table-row>
        <table:table-row table:style-name="ro1">
          <table:table-cell/>
          <table:table-cell office:value-type="string" calcext:value-type="string">
            <text:p><text:s text:c="4"/>void BeginTextureMode(RenderTexture2D target); <text:s text:c="25"/>// Initializes render texture for drawing</text:p>
          </table:table-cell>
        </table:table-row>
        <table:table-row table:style-name="ro1">
          <table:table-cell/>
          <table:table-cell office:value-type="string" calcext:value-type="string">
            <text:p><text:s text:c="4"/>void EndTextureMode(void); <text:s text:c="45"/>// Ends drawing to render texture</text:p>
          </table:table-cell>
        </table:table-row>
        <table:table-row table:style-name="ro1">
          <table:table-cell/>
          <table:table-cell office:value-type="string" calcext:value-type="string">
            <text:p><text:s text:c="4"/>void BeginScissorMode(int x, int y, int width, int height); <text:s text:c="12"/>// Begin scissor mode (define screen area for following drawing)</text:p>
          </table:table-cell>
        </table:table-row>
        <table:table-row table:style-name="ro1">
          <table:table-cell/>
          <table:table-cell office:value-type="string" calcext:value-type="string">
            <text:p><text:s text:c="4"/>void EndScissorMode(void); <text:s text:c="45"/>// End scissor mo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// Screen-space-related functions</text:p>
          </table:table-cell>
        </table:table-row>
        <table:table-row table:style-name="ro1">
          <table:table-cell/>
          <table:table-cell office:value-type="string" calcext:value-type="string">
            <text:p><text:s text:c="4"/>Ray GetMouseRay(Vector2 mousePosition, Camera camera); <text:s text:c="17"/>// Returns a ray trace from mouse position</text:p>
          </table:table-cell>
        </table:table-row>
        <table:table-row table:style-name="ro1">
          <table:table-cell/>
          <table:table-cell office:value-type="string" calcext:value-type="string">
            <text:p><text:s text:c="4"/>Matrix GetCameraMatrix(Camera camera); <text:s text:c="33"/>// Returns camera transform matrix (view matrix)</text:p>
          </table:table-cell>
        </table:table-row>
        <table:table-row table:style-name="ro1">
          <table:table-cell/>
          <table:table-cell office:value-type="string" calcext:value-type="string">
            <text:p><text:s text:c="4"/>Matrix GetCameraMatrix2D(Camera2D camera); <text:s text:c="29"/>// Returns camera 2d transform matrix</text:p>
          </table:table-cell>
        </table:table-row>
        <table:table-row table:style-name="ro1">
          <table:table-cell/>
          <table:table-cell office:value-type="string" calcext:value-type="string">
            <text:p><text:s text:c="4"/>Vector2 GetWorldToScreen(Vector3 position, Camera camera); <text:s text:c="13"/>// Returns the screen space position for a 3d world space position</text:p>
          </table:table-cell>
        </table:table-row>
        <table:table-row table:style-name="ro1">
          <table:table-cell/>
          <table:table-cell office:value-type="string" calcext:value-type="string">
            <text:p><text:s text:c="4"/>Vector2 GetWorldToScreenEx(Vector3 position, Camera camera, int width, int height); // Returns size position for a 3d world space position</text:p>
          </table:table-cell>
        </table:table-row>
        <table:table-row table:style-name="ro1">
          <table:table-cell/>
          <table:table-cell office:value-type="string" calcext:value-type="string">
            <text:p><text:s text:c="4"/>Vector2 GetWorldToScreen2D(Vector2 position, Camera2D camera); <text:s text:c="9"/>// Returns the screen space position for a 2d camera world space position</text:p>
          </table:table-cell>
        </table:table-row>
        <table:table-row table:style-name="ro1">
          <table:table-cell/>
          <table:table-cell office:value-type="string" calcext:value-type="string">
            <text:p><text:s text:c="4"/>Vector2 GetScreenToWorld2D(Vector2 position, Camera2D camera); <text:s text:c="9"/>// Returns the world space position for a 2d camera screen space posi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// Timing-related functions</text:p>
          </table:table-cell>
        </table:table-row>
        <table:table-row table:style-name="ro1">
          <table:table-cell/>
          <table:table-cell office:value-type="string" calcext:value-type="string">
            <text:p><text:s text:c="4"/>void SetTargetFPS(int fps); <text:s text:c="44"/>// Set target FPS (maximum)</text:p>
          </table:table-cell>
        </table:table-row>
        <table:table-row table:style-name="ro1">
          <table:table-cell/>
          <table:table-cell office:value-type="string" calcext:value-type="string">
            <text:p><text:s text:c="4"/>int GetFPS(void); <text:s text:c="54"/>// Returns current FPS</text:p>
          </table:table-cell>
        </table:table-row>
        <table:table-row table:style-name="ro1">
          <table:table-cell/>
          <table:table-cell office:value-type="string" calcext:value-type="string">
            <text:p><text:s text:c="4"/>float GetFrameTime(void); <text:s text:c="46"/>// Returns time in seconds for last frame drawn</text:p>
          </table:table-cell>
        </table:table-row>
        <table:table-row table:style-name="ro1">
          <table:table-cell/>
          <table:table-cell office:value-type="string" calcext:value-type="string">
            <text:p><text:s text:c="4"/>double GetTime(void); <text:s text:c="50"/>// Returns elapsed time in seconds since InitWindow()</text:p>
          </table:table-cell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</table:table-row>
        <table:table-row table:style-name="ro1">
          <table:table-cell/>
          <table:table-cell office:value-type="string" calcext:value-type="string">
            <text:p><text:s text:c="4"/>// Misc. functions <text:s text:c="9"/></text:p>
          </table:table-cell>
        </table:table-row>
        <table:table-row table:style-name="ro1">
          <table:table-cell/>
          <table:table-cell office:value-type="string" calcext:value-type="string">
            <text:p><text:s text:c="4"/>void SetConfigFlags(unsigned int flags); <text:s text:c="31"/>// Setup init configuration flags (view FLAGS)</text:p>
          </table:table-cell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</table:table-row>
        <table:table-row table:style-name="ro1">
          <table:table-cell/>
          <table:table-cell office:value-type="string" calcext:value-type="string">
            <text:p><text:s text:c="4"/>void SetTraceLogLevel(int logType); <text:s text:c="36"/>// Set the current threshold (minimum) log level</text:p>
          </table:table-cell>
        </table:table-row>
        <table:table-row table:style-name="ro1">
          <table:table-cell/>
          <table:table-cell office:value-type="string" calcext:value-type="string">
            <text:p><text:s text:c="4"/>void SetTraceLogExit(int logType); <text:s text:c="37"/>// Set the exit threshold (minimum) log level</text:p>
          </table:table-cell>
        </table:table-row>
        <table:table-row table:style-name="ro1">
          <table:table-cell/>
          <table:table-cell office:value-type="string" calcext:value-type="string">
            <text:p><text:s text:c="4"/>void SetTraceLogCallback(TraceLogCallback callback); <text:s text:c="19"/>// Set a trace log callback to enable custom logging</text:p>
          </table:table-cell>
        </table:table-row>
        <table:table-row table:style-name="ro1">
          <table:table-cell/>
          <table:table-cell office:value-type="string" calcext:value-type="string">
            <text:p><text:s text:c="4"/>void TraceLog(int logType, const char *text, ...); <text:s text:c="21"/>// Show trace log messages (LOG_DEBUG, LOG_INFO, LOG_WARNING, LOG_ERROR)</text:p>
          </table:table-cell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</table:table-row>
        <table:table-row table:style-name="ro1">
          <table:table-cell/>
          <table:table-cell office:value-type="string" calcext:value-type="string">
            <text:p><text:s text:c="4"/>void *MemAlloc(int size); <text:s text:c="46"/>// Internal memory allocator</text:p>
          </table:table-cell>
        </table:table-row>
        <table:table-row table:style-name="ro1">
          <table:table-cell/>
          <table:table-cell office:value-type="string" calcext:value-type="string">
            <text:p><text:s text:c="4"/>void MemFree(void *ptr); <text:s text:c="47"/>// Internal memory free</text:p>
          </table:table-cell>
        </table:table-row>
        <table:table-row table:style-name="ro1">
          <table:table-cell/>
          <table:table-cell office:value-type="string" calcext:value-type="string">
            <text:p><text:s text:c="4"/>void TakeScreenshot(const char *fileName); <text:s text:c="29"/>// Takes a screenshot of current screen (saved a .png)</text:p>
          </table:table-cell>
        </table:table-row>
        <table:table-row table:style-name="ro1">
          <table:table-cell/>
          <table:table-cell office:value-type="string" calcext:value-type="string">
            <text:p><text:s text:c="4"/>int GetRandomValue(int min, int max); <text:s text:c="34"/>// Returns a random value between min and max (both included)</text:p>
          </table:table-cell>
        </table:table-row>
      </table:table>
      <table:table table:name="Structures" table:style-name="ta1">
        <table:table-column table:style-name="co3" table:default-cell-style-name="ce10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9" office:value-type="string" calcext:value-type="string">
            <text:p>Done</text:p>
          </table:table-cell>
          <table:table-cell table:style-name="ce9" office:value-type="string" calcext:value-type="string">
            <text:p>Read Property</text:p>
          </table:table-cell>
          <table:table-cell table:style-name="ce9" office:value-type="string" calcext:value-type="string">
            <text:p>Write Property</text:p>
          </table:table-cell>
          <table:table-cell table:style-name="ce9" office:value-type="string" calcext:value-type="string">
            <text:p>Has Property</text:p>
          </table:table-cell>
          <table:table-cell table:style-name="ce9" office:value-type="string" calcext:value-type="string">
            <text:p>Clon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lias 1</text:p>
          </table:table-cell>
          <table:table-cell table:style-name="ce9" office:value-type="string" calcext:value-type="string">
            <text:p>Alias 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Vecto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Vecto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Vector4</text:p>
          </table:table-cell>
          <table:table-cell office:value-type="string" calcext:value-type="string">
            <text:p>Quatern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atr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cta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exture</text:p>
          </table:table-cell>
          <table:table-cell office:value-type="string" calcext:value-type="string">
            <text:p>Texture2D</text:p>
          </table:table-cell>
          <table:table-cell office:value-type="string" calcext:value-type="string">
            <text:p>TextureCubema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nderTextur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Patch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har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amera3D</text:p>
          </table:table-cell>
          <table:table-cell office:value-type="string" calcext:value-type="string">
            <text:p>Camera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amera2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esh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had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Ma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ne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Animatio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a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ayHit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undingBo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Wav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udioStrea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ou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usi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rDeviceInfo</text:p>
          </table:table-cell>
          <table:table-cell table:number-columns-repeated="2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00:11:40.690632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01:30:12.461386335</meta:creation-date>
    <dc:date>2021-03-07T00:59:21.617912010</dc:date>
    <meta:editing-duration>PT1H41M53S</meta:editing-duration>
    <meta:editing-cycles>3</meta:editing-cycles>
    <meta:generator>LibreOffice/6.4.6.2$Linux_X86_64 LibreOffice_project/40$Build-2</meta:generator>
    <meta:document-statistic meta:table-count="3" meta:cell-count="372" meta:object-count="0"/>
  </office:meta>
</office:document-meta>
</file>